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co1" style:family="table-column">
      <style:table-column-properties style:column-width="8.748cm" style:use-optimal-column-width="false"/>
    </style:style>
    <style:style style:name="co2" style:family="table-column">
      <style:table-column-properties style:column-width="2.64cm" style:use-optimal-column-width="false"/>
    </style:style>
    <style:style style:name="co3" style:family="table-column">
      <style:table-column-properties style:column-width="3.038cm" style:use-optimal-column-width="false"/>
    </style:style>
    <style:style style:name="co4" style:family="table-column">
      <style:table-column-properties style:column-width="2.705cm" style:use-optimal-column-width="false"/>
    </style:style>
    <style:style style:name="ro1" style:family="table-row">
      <style:table-row-properties style:row-height="1.5cm"/>
    </style:style>
    <style:style style:name="ro2" style:family="table-row">
      <style:table-row-properties style:row-height="0.987cm"/>
    </style:style>
    <style:style style:name="ce1" style:family="table-cell">
      <style:graphic-properties style:repeat="repeat" draw:textarea-vertical-align="middle"/>
      <style:paragraph-properties fo:text-align="center" fo:border="0.001cm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border="0.001cm solid #000000"/>
      <style:text-properties fo:font-size="15pt" style:font-size-asian="15pt" style:font-size-complex="15pt"/>
    </style:style>
    <style:style style:name="P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standard" draw:layer="layout" svg:width="17.13cm" svg:height="5.447cm" svg:x="0.728cm" svg:y="0.743cm">
          <table:table table:template-name="bw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Brand</text:p>
              </table:table-cell>
              <table:table-cell>
                <text:p text:style-name="P1">Year</text:p>
              </table:table-cell>
              <table:table-cell>
                <text:p text:style-name="P1">Rating</text:p>
              </table:table-cell>
              <table:table-cell>
                <text:p text:style-name="P1">Price</text:p>
              </table:table-cell>
            </table:table-row>
            <table:table-row table:style-name="ro2" table:default-cell-style-name="ce2">
              <table:table-cell>
                <text:p text:style-name="P2">Edmeades Mendocino County</text:p>
              </table:table-cell>
              <table:table-cell>
                <text:p text:style-name="P2">2006</text:p>
              </table:table-cell>
              <table:table-cell>
                <text:p text:style-name="P2">92</text:p>
              </table:table-cell>
              <table:table-cell>
                <text:p text:style-name="P2">$18.99</text:p>
              </table:table-cell>
            </table:table-row>
            <table:table-row table:style-name="ro2" table:default-cell-style-name="ce2">
              <table:table-cell>
                <text:p text:style-name="P2">Cardinal Zin</text:p>
              </table:table-cell>
              <table:table-cell>
                <text:p text:style-name="P2">2005</text:p>
              </table:table-cell>
              <table:table-cell>
                <text:p text:style-name="P2">90</text:p>
              </table:table-cell>
              <table:table-cell>
                <text:p text:style-name="P2">$15.99</text:p>
              </table:table-cell>
            </table:table-row>
            <table:table-row table:style-name="ro2" table:default-cell-style-name="ce2">
              <table:table-cell>
                <text:p text:style-name="P2">Charles Underwood Farleigh</text:p>
              </table:table-cell>
              <table:table-cell>
                <text:p text:style-name="P2">2005</text:p>
              </table:table-cell>
              <table:table-cell>
                <text:p text:style-name="P2">89</text:p>
              </table:table-cell>
              <table:table-cell>
                <text:p text:style-name="P2">$13.99</text:p>
              </table:table-cell>
            </table:table-row>
            <table:table-row table:style-name="ro2" table:default-cell-style-name="ce2"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0.004cm" fo:margin-bottom="0cm" fo:margin-left="0cm" fo:margin-right="0cm" fo:page-width="18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5T00:42:36</meta:creation-date>
    <dc:date>2012-07-17T19:36:00</dc:date>
    <meta:editing-duration>PT10H43M54S</meta:editing-duration>
    <meta:editing-cycles>5</meta:editing-cycles>
    <meta:generator>OpenOffice.org/3.0$Linux OpenOffice.org_project/300m15$Build-9379</meta:gener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